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8_9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, FF 28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. Vidaver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1 July 1869</text:p>
      <text:p text:style-name="P4">Month<text:tab/><text:tab/><text:tab/><text:tab/><text:tab/><text:tab/>July</text:p>
      <text:p text:style-name="P4">Year<text:tab/><text:tab/><text:tab/><text:tab/><text:tab/><text:tab/>1869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ew York <text:s/><text:tab/><text:tab/><text:tab/><text:tab/>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/text:p>
      <text:p text:style-name="P4">Stamp</text:p>
      <text:p text:style-name="P4">Postmark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<text:s/>? = uncertain; [ ] = supplied information; / = end of line)</text:p>
      <text:p text:style-name="P2"/>
      <text:p text:style-name="P2">Office of the Rev. Dr. Vidaver./</text:p>
      <text:p text:style-name="P2">Rabbi Preacher B'nae Jeshurun/</text:p>
      <text:p text:style-name="P2"><text:span text:style-name="T1">Cong 34</text:span><text:span text:style-name="T2">th</text:span><text:span text:style-name="T1"> St. New York/</text:span></text:p>
      <text:p text:style-name="P2"><text:tab/>Rev. S. Morais/</text:p>
      <text:p text:style-name="P2"><text:tab/><text:tab/>Philada/</text:p>
      <text:p text:style-name="P2"><text:tab/>Dear Sir/</text:p>
      <text:p text:style-name="P2"><text:span text:style-name="T1"><text:tab/><text:tab/>I was exceedingly glad to receive your/ letter. <text:s/>Seeing </text:span><text:span text:style-name="T3">your second</text:span><text:span text:style-name="T4"> article in the/ messenger I thought there was some [Hebrew]/ Be as it may believe me that there/ was not and there is not with me any/ ill feeling at all [Hebrew]./</text:span></text:p>
      <text:p text:style-name="P5"><text:tab/>It was not my object either to be a [Hebrew]/ or as you say to fight mere typos when/ writing my first strictness, I merely wanted/ that the people should no[sic] be imposed upon [?] any/ such humbleness. <text:s/>As for Luzzatto [Hebrew], I would/ be re[?] to truth were to give rise to/ ![Hebrew]. <text:s/>In the year 62 I had the [Hebrew] to write/ to him on some literary subject/ and the great L. with his wanted modesty replied/ as he used to, to all that asked him questions/ regarding [Hebrew]. <text:s/>He knew <text:soft-page-break/>my name from/ the Hebrew and German Periodicals to which/ I from time to time contributed./</text:p>
      <text:p text:style-name="P5"><text:tab/>I am sorry I cannot comply with/ your request regarding the [?] [Hebrew]/</text:p>
      <text:p text:style-name="P5"/>
      <text:p text:style-name="P5">[Page 2]</text:p>
      <text:p text:style-name="P5">since I have not brought along with me/ the [Hebrew] to America; I wrote from memory/ which did not deceive me; and you/ judged and surmised rightly—about the/ sarcasm./</text:p>
      <text:p text:style-name="P5"><text:tab/>As for Dr. Bondi, I did not yet see/ him this week on account of my not/ being well at present, and am bound/ to keep myself [crossed-out: at] in doors, but as soon/ I see him I'll [Hebrew] arrange all./</text:p>
      <text:p text:style-name="P5"><text:tab/>With my best wishes and regards/ to yourself and family/</text:p>
      <text:p text:style-name="P5"><text:tab/><text:tab/>I am yours truly/</text:p>
      <text:p text:style-name="P5"><text:tab/><text:tab/>Dr. H. Vidaver/</text:p>
      <text:p text:style-name="P5"><text:tab/><text:tab/><text:tab/>368 W. 35. Str/</text:p>
      <text:p text:style-name="P5">New York July 1. 69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0:37:18</meta:creation-date>
    <dc:date>2011-12-13T11:22:52.98</dc:date>
    <dc:language>en-US</dc:language>
    <meta:editing-cycles>3</meta:editing-cycles>
    <meta:editing-duration>PT00H10M13S</meta:editing-duration>
    <meta:document-statistic meta:table-count="0" meta:image-count="0" meta:object-count="0" meta:page-count="3" meta:paragraph-count="77" meta:word-count="456" meta:character-count="2791"/>
    <dc:creator>Penn Libraries</dc:creator>
    <meta:user-defined meta:name="Info 1"/>
    <meta:user-defined meta:name="Info 2"/>
    <meta:user-defined meta:name="Info 3"/>
    <meta:user-defined meta:name="Info 4"/>
  </office:meta>
</office:document-meta>
</file>